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Standard">
      <style:text-properties style:text-underline-style="solid" style:text-underline-width="auto" style:text-underline-color="font-color" officeooo:rsid="00417b3b" officeooo:paragraph-rsid="00417b3b"/>
    </style:style>
    <style:style style:name="P2" style:family="paragraph" style:parent-style-name="Standard">
      <style:text-properties style:text-underline-style="none" officeooo:rsid="00417b3b" officeooo:paragraph-rsid="00417b3b"/>
    </style:style>
    <style:style style:name="P3" style:family="paragraph" style:parent-style-name="Standard">
      <style:text-properties style:text-underline-style="none" officeooo:rsid="0044354f" officeooo:paragraph-rsid="0044354f"/>
    </style:style>
    <style:style style:name="P4" style:family="paragraph" style:parent-style-name="Standard">
      <style:text-properties officeooo:rsid="00443ee9" officeooo:paragraph-rsid="00443ee9"/>
    </style:style>
    <style:style style:name="P5" style:family="paragraph" style:parent-style-name="Standard">
      <style:text-properties officeooo:rsid="0046202c" officeooo:paragraph-rsid="0046202c"/>
    </style:style>
    <style:style style:name="P6" style:family="paragraph" style:parent-style-name="Standard">
      <style:text-properties officeooo:rsid="004a2496" officeooo:paragraph-rsid="004bc893"/>
    </style:style>
    <style:style style:name="P7" style:family="paragraph" style:parent-style-name="Standard">
      <style:text-properties officeooo:rsid="004f4bee" officeooo:paragraph-rsid="004f4bee"/>
    </style:style>
    <style:style style:name="P8" style:family="paragraph" style:parent-style-name="Standard">
      <style:text-properties officeooo:rsid="0051f3d9" officeooo:paragraph-rsid="0051f3d9"/>
    </style:style>
    <style:style style:name="P9" style:family="paragraph" style:parent-style-name="Standard">
      <style:text-properties officeooo:rsid="0055b055" officeooo:paragraph-rsid="0055b055"/>
    </style:style>
    <style:style style:name="P10" style:family="paragraph" style:parent-style-name="Standard">
      <style:text-properties officeooo:rsid="005786bf" officeooo:paragraph-rsid="005786bf"/>
    </style:style>
    <style:style style:name="P11" style:family="paragraph" style:parent-style-name="Standard">
      <style:text-properties officeooo:rsid="00581494" officeooo:paragraph-rsid="00581494"/>
    </style:style>
    <style:style style:name="P12" style:family="paragraph" style:parent-style-name="Standard">
      <style:text-properties officeooo:rsid="00584a66" officeooo:paragraph-rsid="00584a66"/>
    </style:style>
    <style:style style:name="P13" style:family="paragraph" style:parent-style-name="Standard">
      <style:text-properties officeooo:rsid="00598f39" officeooo:paragraph-rsid="00598f39"/>
    </style:style>
    <style:style style:name="P14" style:family="paragraph" style:parent-style-name="Standard">
      <style:text-properties officeooo:rsid="005edf7d" officeooo:paragraph-rsid="005edf7d"/>
    </style:style>
    <style:style style:name="P15" style:family="paragraph" style:parent-style-name="Standard">
      <style:text-properties officeooo:rsid="00616346" officeooo:paragraph-rsid="00616346"/>
    </style:style>
    <style:style style:name="P16" style:family="paragraph" style:parent-style-name="Standard">
      <style:text-properties officeooo:rsid="00647af3" officeooo:paragraph-rsid="00647af3"/>
    </style:style>
    <style:style style:name="P17" style:family="paragraph" style:parent-style-name="Standard">
      <style:text-properties officeooo:rsid="0065e791" officeooo:paragraph-rsid="0065e791"/>
    </style:style>
    <style:style style:name="P18" style:family="paragraph" style:parent-style-name="Standard">
      <style:text-properties officeooo:rsid="0065fe2a" officeooo:paragraph-rsid="0065fe2a"/>
    </style:style>
    <style:style style:name="P19" style:family="paragraph" style:parent-style-name="Standard" style:list-style-name="L1">
      <style:text-properties style:text-underline-style="none" officeooo:rsid="0044354f" officeooo:paragraph-rsid="0044354f"/>
    </style:style>
    <style:style style:name="P20" style:family="paragraph" style:parent-style-name="Standard" style:list-style-name="L1">
      <style:text-properties officeooo:rsid="00443ee9" officeooo:paragraph-rsid="00443ee9"/>
    </style:style>
    <style:style style:name="P21" style:family="paragraph" style:parent-style-name="Standard" style:list-style-name="L2">
      <style:text-properties officeooo:paragraph-rsid="0046202c"/>
    </style:style>
    <style:style style:name="P22" style:family="paragraph" style:parent-style-name="Standard" style:list-style-name="L3">
      <style:text-properties officeooo:rsid="0046202c" officeooo:paragraph-rsid="0046202c"/>
    </style:style>
    <style:style style:name="P23" style:family="paragraph" style:parent-style-name="Standard" style:list-style-name="L4">
      <style:text-properties officeooo:rsid="0046202c" officeooo:paragraph-rsid="004a2496"/>
    </style:style>
    <style:style style:name="P24" style:family="paragraph" style:parent-style-name="Standard" style:list-style-name="L5">
      <style:text-properties officeooo:rsid="0046202c" officeooo:paragraph-rsid="0046202c"/>
    </style:style>
    <style:style style:name="P25" style:family="paragraph" style:parent-style-name="Standard" style:list-style-name="L4">
      <style:text-properties officeooo:paragraph-rsid="004a2496"/>
    </style:style>
    <style:style style:name="P26" style:family="paragraph" style:parent-style-name="Standard" style:list-style-name="L6">
      <style:text-properties officeooo:rsid="004b2693" officeooo:paragraph-rsid="004bc893"/>
    </style:style>
    <style:style style:name="P27" style:family="paragraph" style:parent-style-name="Standard" style:list-style-name="L7">
      <style:text-properties officeooo:rsid="004b2693" officeooo:paragraph-rsid="004b2693"/>
    </style:style>
    <style:style style:name="P28" style:family="paragraph" style:parent-style-name="Standard" style:list-style-name="L7">
      <style:text-properties officeooo:rsid="004b2693" officeooo:paragraph-rsid="004bc893"/>
    </style:style>
    <style:style style:name="P29" style:family="paragraph" style:parent-style-name="Standard" style:list-style-name="L6">
      <style:text-properties officeooo:rsid="004c52e7" officeooo:paragraph-rsid="004c52e7"/>
    </style:style>
    <style:style style:name="P30" style:family="paragraph" style:parent-style-name="Standard" style:list-style-name="L7">
      <style:text-properties officeooo:rsid="004dc435" officeooo:paragraph-rsid="004dc435"/>
    </style:style>
    <style:style style:name="P31" style:family="paragraph" style:parent-style-name="Standard" style:list-style-name="L7">
      <style:text-properties officeooo:rsid="004f4bee" officeooo:paragraph-rsid="004f4bee"/>
    </style:style>
    <style:style style:name="P32" style:family="paragraph" style:parent-style-name="Standard" style:list-style-name="L8">
      <style:text-properties officeooo:rsid="0051f3d9" officeooo:paragraph-rsid="0051f3d9"/>
    </style:style>
    <style:style style:name="P33" style:family="paragraph" style:parent-style-name="Standard" style:list-style-name="L9">
      <style:text-properties officeooo:rsid="0055b055" officeooo:paragraph-rsid="0055b055"/>
    </style:style>
    <style:style style:name="P34" style:family="paragraph" style:parent-style-name="Standard" style:list-style-name="L10">
      <style:text-properties officeooo:rsid="005786bf" officeooo:paragraph-rsid="005786bf"/>
    </style:style>
    <style:style style:name="P35" style:family="paragraph" style:parent-style-name="Standard" style:list-style-name="L11">
      <style:text-properties officeooo:rsid="00581494" officeooo:paragraph-rsid="00581494"/>
    </style:style>
    <style:style style:name="P36" style:family="paragraph" style:parent-style-name="Standard" style:list-style-name="L12">
      <style:text-properties officeooo:rsid="00584a66" officeooo:paragraph-rsid="00584a66"/>
    </style:style>
    <style:style style:name="P37" style:family="paragraph" style:parent-style-name="Standard" style:list-style-name="L13">
      <style:text-properties officeooo:rsid="005d2239" officeooo:paragraph-rsid="005d2239"/>
    </style:style>
    <style:style style:name="P38" style:family="paragraph" style:parent-style-name="Standard" style:list-style-name="L13">
      <style:text-properties officeooo:rsid="005edf7d" officeooo:paragraph-rsid="005edf7d"/>
    </style:style>
    <style:style style:name="P39" style:family="paragraph" style:parent-style-name="Standard" style:list-style-name="L14">
      <style:text-properties officeooo:rsid="00616346" officeooo:paragraph-rsid="00616346"/>
    </style:style>
    <style:style style:name="P40" style:family="paragraph" style:parent-style-name="Standard" style:list-style-name="L15">
      <style:text-properties officeooo:rsid="00616346" officeooo:paragraph-rsid="00616346"/>
    </style:style>
    <style:style style:name="P41" style:family="paragraph" style:parent-style-name="Standard" style:list-style-name="L16">
      <style:text-properties officeooo:rsid="00647af3" officeooo:paragraph-rsid="00647af3"/>
    </style:style>
    <style:style style:name="P42" style:family="paragraph" style:parent-style-name="Standard" style:list-style-name="L17">
      <style:text-properties officeooo:rsid="0065e791" officeooo:paragraph-rsid="0065e791"/>
    </style:style>
    <style:style style:name="P43" style:family="paragraph" style:parent-style-name="Standard" style:list-style-name="L18">
      <style:text-properties officeooo:rsid="0065fe2a" officeooo:paragraph-rsid="0065fe2a"/>
    </style:style>
    <style:style style:name="P44" style:family="paragraph" style:parent-style-name="Standard">
      <style:text-properties officeooo:rsid="0065fe2a" officeooo:paragraph-rsid="0065fe2a"/>
    </style:style>
    <style:style style:name="P45" style:family="paragraph" style:parent-style-name="Standard">
      <style:text-properties officeooo:rsid="0067de35" officeooo:paragraph-rsid="0067de35"/>
    </style:style>
    <style:style style:name="P46" style:family="paragraph" style:parent-style-name="Standard" style:list-style-name="L19">
      <style:text-properties officeooo:rsid="0067de35" officeooo:paragraph-rsid="0067de35"/>
    </style:style>
    <style:style style:name="P47" style:family="paragraph" style:parent-style-name="Standard" style:list-style-name="L20">
      <style:text-properties officeooo:rsid="0067de35" officeooo:paragraph-rsid="0067de35"/>
    </style:style>
    <style:style style:name="P48" style:family="paragraph" style:parent-style-name="Standard">
      <style:text-properties officeooo:rsid="0069b492" officeooo:paragraph-rsid="0067de35"/>
    </style:style>
    <style:style style:name="P49" style:family="paragraph" style:parent-style-name="Standard" style:list-style-name="L21">
      <style:text-properties officeooo:rsid="006abfaf" officeooo:paragraph-rsid="006abfaf"/>
    </style:style>
    <style:style style:name="P50" style:family="paragraph" style:parent-style-name="Standard" style:list-style-name="L21">
      <style:text-properties officeooo:rsid="006b1872" officeooo:paragraph-rsid="006b1872"/>
    </style:style>
    <style:style style:name="P51" style:family="paragraph" style:parent-style-name="Standard">
      <style:text-properties officeooo:rsid="006b1872" officeooo:paragraph-rsid="006b1872"/>
    </style:style>
    <style:style style:name="P52" style:family="paragraph" style:parent-style-name="Standard" style:list-style-name="L22">
      <style:text-properties officeooo:rsid="006b1872" officeooo:paragraph-rsid="006b1872"/>
    </style:style>
    <style:style style:name="P53" style:family="paragraph" style:parent-style-name="Standard">
      <style:text-properties officeooo:rsid="006c7ae0" officeooo:paragraph-rsid="006c7ae0"/>
    </style:style>
    <style:style style:name="P54" style:family="paragraph" style:parent-style-name="Standard" style:list-style-name="L23">
      <style:text-properties officeooo:rsid="006c7ae0" officeooo:paragraph-rsid="006c7ae0"/>
    </style:style>
    <style:style style:name="P55" style:family="paragraph" style:parent-style-name="Standard" style:list-style-name="L23">
      <style:text-properties officeooo:rsid="006c7ae0" officeooo:paragraph-rsid="00708917"/>
    </style:style>
    <style:style style:name="P56" style:family="paragraph" style:parent-style-name="Standard" style:list-style-name="L23">
      <style:text-properties officeooo:rsid="006c7ae0" officeooo:paragraph-rsid="0070bfb2"/>
    </style:style>
    <style:style style:name="P57" style:family="paragraph" style:parent-style-name="Standard" style:list-style-name="L23">
      <style:text-properties officeooo:paragraph-rsid="006c7ae0"/>
    </style:style>
    <style:style style:name="P58" style:family="paragraph" style:parent-style-name="Standard" style:list-style-name="L23">
      <style:text-properties officeooo:paragraph-rsid="006ceed6"/>
    </style:style>
    <style:style style:name="P59" style:family="paragraph" style:parent-style-name="Standard">
      <style:text-properties officeooo:paragraph-rsid="006ceed6"/>
    </style:style>
    <style:style style:name="P60" style:family="paragraph" style:parent-style-name="Standard">
      <style:text-properties officeooo:rsid="0074adc8" officeooo:paragraph-rsid="0074adc8"/>
    </style:style>
    <style:style style:name="P61" style:family="paragraph" style:parent-style-name="Standard" style:list-style-name="L25">
      <style:text-properties officeooo:rsid="0074adc8" officeooo:paragraph-rsid="0074adc8"/>
    </style:style>
    <style:style style:name="P62" style:family="paragraph" style:parent-style-name="Standard" style:list-style-name="L26">
      <style:text-properties officeooo:rsid="0074adc8" officeooo:paragraph-rsid="0074adc8"/>
    </style:style>
    <style:style style:name="P63" style:family="paragraph" style:parent-style-name="Standard">
      <style:text-properties officeooo:rsid="007564be" officeooo:paragraph-rsid="007564be"/>
    </style:style>
    <style:style style:name="P64" style:family="paragraph" style:parent-style-name="Standard" style:list-style-name="L27">
      <style:text-properties officeooo:rsid="007564be" officeooo:paragraph-rsid="007564be"/>
    </style:style>
    <style:style style:name="T1" style:family="text">
      <style:text-properties officeooo:rsid="00432b5d"/>
    </style:style>
    <style:style style:name="T2" style:family="text">
      <style:text-properties style:text-underline-style="none"/>
    </style:style>
    <style:style style:name="T3" style:family="text">
      <style:text-properties style:text-underline-style="none" officeooo:rsid="0044354f"/>
    </style:style>
    <style:style style:name="T4" style:family="text">
      <style:text-properties officeooo:rsid="0046202c"/>
    </style:style>
    <style:style style:name="T5" style:family="text">
      <style:text-properties officeooo:rsid="004a2496"/>
    </style:style>
    <style:style style:name="T6" style:family="text">
      <style:text-properties officeooo:rsid="004a0811"/>
    </style:style>
    <style:style style:name="T7" style:family="text">
      <style:text-properties officeooo:rsid="004f4bee"/>
    </style:style>
    <style:style style:name="T8" style:family="text">
      <style:text-properties officeooo:rsid="004bc893"/>
    </style:style>
    <style:style style:name="T9" style:family="text">
      <style:text-properties officeooo:rsid="006c7ae0"/>
    </style:style>
    <style:style style:name="T10" style:family="text">
      <style:text-properties officeooo:rsid="006ceed6"/>
    </style:style>
    <style:style style:name="T11" style:family="text">
      <style:text-properties fo:font-weight="normal" style:font-weight-asian="normal" style:font-weight-complex="normal"/>
    </style:style>
    <style:style style:name="T12" style:family="text">
      <style:text-properties officeooo:rsid="006f40e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derstand the stages involved in the software change management process</text:p>
      <text:p text:style-name="P2">What is software change management?</text:p>
      <text:p text:style-name="P2">Software change management is a structure<text:span text:style-name="T1">d process</text:span> that helps teams track, test, and deploy changes to software systems safely and efficiently. It ensures that all modifications are reviewed and approved to prevent issues like system failures or security vulnerabilities</text:p>
      <text:p text:style-name="P2"/>
      <text:p text:style-name="P3">Alternate definition:</text:p>
      <text:list xml:id="list4140282765" text:style-name="L1">
        <text:list-item>
          <text:p text:style-name="P19">Software management is a structured approach to transitioning individuals, teams, and organisations from a current state to a desired future state.</text:p>
        </text:list-item>
        <text:list-item>
          <text:p text:style-name="P20"><text:span text:style-name="T3">T</text:span><text:span text:style-name="T2">his process ensures that changes are implemented smoothly and successfully to achieve lasting benefits</text:span></text:p>
        </text:list-item>
      </text:list>
      <text:p text:style-name="P4"/>
      <text:p text:style-name="P5">Planning is a critical stage in the software change management process.</text:p>
      <text:p text:style-name="P5">What should planning involve?</text:p>
      <text:p text:style-name="P5">Planning in the software change management process should involve:</text:p>
      <text:list xml:id="list493064581" text:style-name="L2">
        <text:list-item>
          <text:p text:style-name="P21"><text:span text:style-name="T4">Defining clear goals and objectives </text:span><text:span text:style-name="T5">(defining the scope)</text:span></text:p>
        </text:list-item>
      </text:list>
      <text:list xml:id="list3088097055" text:style-name="L3">
        <text:list-item>
          <text:p text:style-name="P22">Creating a timeline with specific milestones</text:p>
        </text:list-item>
      </text:list>
      <text:list xml:id="list2413831444" text:style-name="L4">
        <text:list-item>
          <text:p text:style-name="P23">Identifying stakeholders who need to be involved</text:p>
        </text:list-item>
        <text:list-item>
          <text:p text:style-name="P25"><text:span text:style-name="T6">Identify the tools and people needed (</text:span><text:span text:style-name="T5">allocating </text:span><text:span text:style-name="T6">resources)</text:span></text:p>
        </text:list-item>
      </text:list>
      <text:list xml:id="list2380365995" text:style-name="L5">
        <text:list-item>
          <text:p text:style-name="P24">Additionally, it should include risk assessments to identify potential problems and develop backup plans to ensure a smooth transition</text:p>
        </text:list-item>
      </text:list>
      <text:p text:style-name="P5"/>
      <text:p text:style-name="P6">7 Steps in the Change Management Process:</text:p>
      <text:list xml:id="list4245071634" text:style-name="L6">
        <text:list-item>
          <text:p text:style-name="P26">Identify the need for change:</text:p>
          <text:list>
            <text:list-item>
              <text:p text:style-name="P29">Examples of where this can occur:</text:p>
              <text:list>
                <text:list-item>
                  <text:p text:style-name="P29">Ground-level team members might recognise a bottleneck in their workflows</text:p>
                </text:list-item>
                <text:list-item>
                  <text:p text:style-name="P29">Managers might notice a dip in productivity, or missed opportunities for increased productivity</text:p>
                </text:list-item>
                <text:list-item>
                  <text:p text:style-name="P29">Executives will identify ways to save on expenses and maximise profits</text:p>
                </text:list-item>
              </text:list>
            </text:list-item>
          </text:list>
        </text:list-item>
      </text:list>
      <text:list xml:id="list4164235831" text:style-name="L7">
        <text:list-item>
          <text:p text:style-name="P27">Define your goals – and their intended impact</text:p>
          <text:list>
            <text:list-item>
              <text:p text:style-name="P30">Set clear goals for the change – define both the measurable targets (Objectives and Key Results <text:span text:style-name="T7">(OKRs)</text:span>, KPIs, finances) and the qualitative improvements you expect</text:p>
            </text:list-item>
            <text:list-item>
              <text:p text:style-name="P30">Build a picture of what the organisation should look like after the change – including visible workflow improvements and deeper cultural or satisfaction boosts</text:p>
            </text:list-item>
            <text:list-item>
              <text:p text:style-name="P30">Use that vision to decide the type of change you’re making (adaptive, transitional, or transformational)</text:p>
            </text:list-item>
          </text:list>
        </text:list-item>
        <text:list-item>
          <text:p text:style-name="P27">Get all stakeholders onboard</text:p>
          <text:list>
            <text:list-item>
              <text:p text:style-name="P30">Secure buy-in from leadership by framing the change in terms of financial impact and productivity</text:p>
            </text:list-item>
            <text:list-item>
              <text:p text:style-name="P30">Identify everyone affected, explain benefits clearly, and outline what’s expected from them</text:p>
            </text:list-item>
            <text:list-item>
              <text:p text:style-name="P30">Provide support, keep the environment low-pressure, and reduce resistance by involving people early</text:p>
            </text:list-item>
          </text:list>
        </text:list-item>
        <text:list-item>
          <text:p text:style-name="P27">Develop your plan collaboratively</text:p>
          <text:list>
            <text:list-item>
              <text:p text:style-name="P30">Revisit goals with stakeholders and make sure targets are realistic</text:p>
            </text:list-item>
            <text:list-item>
              <text:p text:style-name="P30">Work together to identify needed resources and build a timeline</text:p>
            </text:list-item>
            <text:list-item>
              <text:p text:style-name="P30">Ensure everyone knows what needs doing, by when, and with what support – then build the full plan with everyone involved</text:p>
            </text:list-item>
          </text:list>
        </text:list-item>
        <text:list-item>
          <text:p text:style-name="P27">Enable and implement changes as planned</text:p>
          <text:list>
            <text:list-item>
              <text:p text:style-name="P30">Maintain clear communication across all groups</text:p>
            </text:list-item>
            <text:list-item>
              <text:p text:style-name="P30">Give stakeholders full access to documents, tools, and support</text:p>
            </text:list-item>
            <text:list-item>
              <text:p text:style-name="P30"><text:soft-page-break/>Allow enough time for people to integrate new changes while still managing their day-to-day work</text:p>
            </text:list-item>
          </text:list>
        </text:list-item>
        <text:list-item>
          <text:p text:style-name="P27">Manage change, track performance, and celebrate progress</text:p>
          <text:list>
            <text:list-item>
              <text:p text:style-name="P30">Reinforce what “on-track” looks like and recognise progress and quick wins</text:p>
            </text:list-item>
            <text:list-item>
              <text:p text:style-name="P30">Fix issues early before they scale</text:p>
            </text:list-item>
            <text:list-item>
              <text:p text:style-name="P30">Keep everyone aware of how the change is improving their work and what comes next to help the new processes stick</text:p>
            </text:list-item>
          </text:list>
        </text:list-item>
        <text:list-item>
          <text:p text:style-name="P28">Solidify changes and set the state for future growt<text:span text:style-name="T8">h</text:span></text:p>
          <text:list>
            <text:list-item>
              <text:p text:style-name="P30">Hold a post-project review to learn what worked and what didn’t</text:p>
            </text:list-item>
            <text:list-item>
              <text:p text:style-name="P30">Update <text:span text:style-name="T7">Standard Operating Procedures (</text:span>SOPs<text:span text:style-name="T7">), handbooks, and internal documentation so the new process becomes the standard</text:span></text:p>
            </text:list-item>
            <text:list-item>
              <text:p text:style-name="P31">Use a knowledge base to store and track documentation changes and keep everyone aligned</text:p>
            </text:list-item>
          </text:list>
        </text:list-item>
      </text:list>
      <text:p text:style-name="P7"/>
      <text:p text:style-name="P8">What should scheduling changes involve?</text:p>
      <text:list xml:id="list3312865227" text:style-name="L8">
        <text:list-item>
          <text:p text:style-name="P32">Determining the appropriate time frames for implementation</text:p>
        </text:list-item>
        <text:list-item>
          <text:p text:style-name="P32">It is important to consider factors such as peak usage times</text:p>
        </text:list-item>
        <text:list-item>
          <text:p text:style-name="P32">Resource availability</text:p>
        </text:list-item>
        <text:list-item>
          <text:p text:style-name="P32">Stakeholder convenience to minimise disruption and maximise the success of the changes</text:p>
        </text:list-item>
      </text:list>
      <text:p text:style-name="P8"/>
      <text:p text:style-name="P9">Why is it important to write documentation for any software created?</text:p>
      <text:list xml:id="list456394285" text:style-name="L9">
        <text:list-item>
          <text:p text:style-name="P33">Writing documentation helps developers and users understand how the software works/how the code works</text:p>
        </text:list-item>
        <text:list-item>
          <text:p text:style-name="P33">Helps developers/users understand the features of the software as well as decisions made during development</text:p>
        </text:list-item>
      </text:list>
      <text:p text:style-name="P9"/>
      <text:p text:style-name="P10">What should be documented when developments and changes in a software project happen?</text:p>
      <text:list xml:id="list4216206694" text:style-name="L10">
        <text:list-item>
          <text:p text:style-name="P34">Requirements</text:p>
        </text:list-item>
        <text:list-item>
          <text:p text:style-name="P34">Design decisions</text:p>
        </text:list-item>
        <text:list-item>
          <text:p text:style-name="P34">Modifications to the code or functionality</text:p>
        </text:list-item>
      </text:list>
      <text:p text:style-name="P10"/>
      <text:p text:style-name="P11">Why is it important to document any changes to the software?</text:p>
      <text:list xml:id="list3216889817" text:style-name="L11">
        <text:list-item>
          <text:p text:style-name="P35">Provides a clear record of modifications, which helps with troubleshooting issues and understanding the software’s evolution</text:p>
        </text:list-item>
      </text:list>
      <text:p text:style-name="P11"/>
      <text:p text:style-name="P12">How should the documentation be changed?</text:p>
      <text:p text:style-name="P12">It is essential to meticulously document all developments and changes throughout a software project</text:p>
      <text:p text:style-name="P12">This documentation provides a clear record of:</text:p>
      <text:list xml:id="list4197316496" text:style-name="L12">
        <text:list-item>
          <text:p text:style-name="P36">What has been changed</text:p>
        </text:list-item>
        <text:list-item>
          <text:p text:style-name="P36">Why the changed were made</text:p>
        </text:list-item>
        <text:list-item>
          <text:p text:style-name="P36">How they impact the overall project</text:p>
        </text:list-item>
        <text:list-item>
          <text:p text:style-name="P36">Facilitating better communication and future reference</text:p>
        </text:list-item>
      </text:list>
      <text:p text:style-name="P12"/>
      <text:p text:style-name="P13">When communicating with users why is it important to ensure that both technical and non-technical audiences are considered?</text:p>
      <text:list xml:id="list3704137269" text:style-name="L13">
        <text:list-item>
          <text:p text:style-name="P37">It helps ensure that everyone understands the message, especially non-technical users</text:p>
        </text:list-item>
        <text:list-item>
          <text:p text:style-name="P38">Non-technical audiences:</text:p>
          <text:list>
            <text:list-item>
              <text:p text:style-name="P38">When communicating with non-technical audiences, such as management or end-users, it is important to simplify complex information</text:p>
            </text:list-item>
            <text:list-item>
              <text:p text:style-name="P38">Using layman’s terms, visual aids, and analogies to explain the changes and their benefits, ensuring everyone is on the same page</text:p>
            </text:list-item>
          </text:list>
        </text:list-item>
      </text:list>
      <text:p text:style-name="P14"/>
      <text:p text:style-name="P15"><text:soft-page-break/>What does regression testing involve?</text:p>
      <text:list xml:id="list2776528102" text:style-name="L14">
        <text:list-item>
          <text:p text:style-name="P39">Regression testing involves re-running existing tests after code changes to ensure that previously working functionality remains intact and that no new bugs have been introduced</text:p>
        </text:list-item>
      </text:list>
      <text:p text:style-name="P15"/>
      <text:p text:style-name="P15">Why is it essential?</text:p>
      <text:list xml:id="list494358609" text:style-name="L15">
        <text:list-item>
          <text:p text:style-name="P40">It is essential because it helps maintain software stability, prevents operational disruptions, and protects user trust by ensuring that updates do not negatively impact existing features</text:p>
        </text:list-item>
      </text:list>
      <text:p text:style-name="P15"/>
      <text:p text:style-name="P16">What does the controlled release of updated products involve?</text:p>
      <text:list xml:id="list1019758356" text:style-name="L16">
        <text:list-item>
          <text:p text:style-name="P41">The controlled release of updated products involves managing the timing and manner in which a product is delivered to ensure it meets specific performance criteria over time</text:p>
        </text:list-item>
      </text:list>
      <text:p text:style-name="P16"/>
      <text:p text:style-name="P17">Effective software change management involves:</text:p>
      <text:list xml:id="list2561521240" text:style-name="L17">
        <text:list-item>
          <text:p text:style-name="P42">Careful planning</text:p>
        </text:list-item>
        <text:list-item>
          <text:p text:style-name="P42">Thorough documentation</text:p>
        </text:list-item>
        <text:list-item>
          <text:p text:style-name="P42">Clear communication</text:p>
        </text:list-item>
        <text:list-item>
          <text:p text:style-name="P42">Rigorous testing</text:p>
        </text:list-item>
      </text:list>
      <text:p text:style-name="P18">Adhering to best practices ensures:</text:p>
      <text:list xml:id="list3046278817" text:style-name="L18">
        <text:list-item>
          <text:p text:style-name="P43">Smooth transitions</text:p>
        </text:list-item>
        <text:list-item>
          <text:p text:style-name="P43">Reduces risks</text:p>
        </text:list-item>
        <text:list-item>
          <text:p text:style-name="P43">Enhances the overall quality and reliability of the software</text:p>
        </text:list-item>
      </text:list>
      <text:p text:style-name="P18"/>
      <text:p text:style-name="P45">What is modularity?</text:p>
      <text:list xml:id="list2729015869" text:style-name="L19">
        <text:list-item>
          <text:p text:style-name="P46">Modularity is the practice of dividing software into smaller, independent components called modules, each handling specific functions</text:p>
        </text:list-item>
      </text:list>
      <text:p text:style-name="P45">How does it help when software is maintained by a large team?</text:p>
      <text:list xml:id="list792018585" text:style-name="L20">
        <text:list-item>
          <text:p text:style-name="P47">This approach simplifies maintenance and allows large teams to work on different modules simultaneously, enhancing collaboration and reducing the risk of conflicts</text:p>
        </text:list-item>
      </text:list>
      <text:p text:style-name="P45"/>
      <text:p text:style-name="P48">Why is it important to ensure that code is readable for the maintenance of software in a team setting?</text:p>
      <text:list xml:id="list2647091221" text:style-name="L21">
        <text:list-item>
          <text:p text:style-name="P49">Readable code is crucial for software maintenance in a team setting because it allows team members to quickly understand and modify the code, reducing errors and improving collaboration</text:p>
        </text:list-item>
        <text:list-item>
          <text:p text:style-name="P50">Code should be written in a clear and straightforward manner so that any team member can easily understand and work with it</text:p>
        </text:list-item>
        <text:list-item>
          <text:p text:style-name="P50">This involves using meaningful variable names, consistent indentation, and avoiding overly complex structures</text:p>
        </text:list-item>
      </text:list>
      <text:p text:style-name="P51"/>
      <text:p text:style-name="P51">Why is it important to adhere to coding conventions?</text:p>
      <text:list xml:id="list151070296" text:style-name="L22">
        <text:list-item>
          <text:p text:style-name="P52">Adhering to coding conventions is important because it improves code readability, maintainability, and collaboration among developers</text:p>
        </text:list-item>
        <text:list-item>
          <text:p text:style-name="P52">Consistent coding practices helps teams produce high-quality software and make it easier for new team members to understand the codebase</text:p>
        </text:list-item>
      </text:list>
      <text:p text:style-name="P51"/>
      <text:p text:style-name="P53">What are some of the conventions used in computer programming?</text:p>
      <text:list xml:id="list4205975776" text:style-name="L23">
        <text:list-item>
          <text:p text:style-name="P54">Variable naming conventions:</text:p>
          <text:list>
            <text:list-item>
              <text:p text:style-name="P56">camelCase</text:p>
            </text:list-item>
            <text:list-item>
              <text:p text:style-name="P55">PascalCase</text:p>
            </text:list-item>
            <text:list-item>
              <text:p text:style-name="P55">snake_case</text:p>
            </text:list-item>
            <text:list-item>
              <text:p text:style-name="P55"><text:span text:style-name="T12">kebab-case</text:span></text:p>
            </text:list-item>
          </text:list>
        </text:list-item>
        <text:list-item>
          <text:p text:style-name="P54">Indentation – use consistent indentation (typically 2 or 4 spaces) to improve readability</text:p>
        </text:list-item>
        <text:list-item>
          <text:p text:style-name="P57"><text:soft-page-break/><text:span text:style-name="T9">Line length – k</text:span>eep lines of code within a certain length (commonly 80-120 characters) to avoid horizontal scrolling</text:p>
        </text:list-item>
        <text:list-item>
          <text:p text:style-name="P57"><text:span text:style-name="T9">Whitespace – use </text:span>whitespace effectively to separate logical blocks of code</text:p>
        </text:list-item>
        <text:list-item>
          <text:p text:style-name="P58"><text:span text:style-name="T10">Commenting conventions:</text:span></text:p>
          <text:list>
            <text:list-item>
              <text:p text:style-name="P58"><text:span text:style-name="Strong_20_Emphasis"><text:span text:style-name="T11">Inline Comments</text:span></text:span>: Use comments to explain complex code sections, but avoid over-commenting</text:p>
            </text:list-item>
            <text:list-item>
              <text:p text:style-name="P58"><text:span text:style-name="Strong_20_Emphasis"><text:span text:style-name="T11">Documentation Comments</text:span></text:span>: Provide detailed descriptions for functions and classes, including parameters and return values</text:p>
            </text:list-item>
          </text:list>
        </text:list-item>
      </text:list>
      <text:p text:style-name="P59"/>
      <text:p text:style-name="P60">Why is it important to comment on or annotate your code?</text:p>
      <text:list xml:id="list2610044752" text:style-name="L25">
        <text:list-item>
          <text:p text:style-name="P61">Commenting and annotating code provide context and explanations for specific sections, helps others to understand code so that multiple people can maintain the code</text:p>
        </text:list-item>
      </text:list>
      <text:p text:style-name="P60">What might good comments look like?</text:p>
      <text:list xml:id="list879230678" text:style-name="L26">
        <text:list-item>
          <text:p text:style-name="P62">Good comments should be:</text:p>
          <text:list>
            <text:list-item>
              <text:p text:style-name="P62">Concise</text:p>
            </text:list-item>
            <text:list-item>
              <text:p text:style-name="P62">Informative</text:p>
            </text:list-item>
            <text:list-item>
              <text:p text:style-name="P62">Explaining the purpose of the code and any complex logic</text:p>
            </text:list-item>
            <text:list-item>
              <text:p text:style-name="P62">Note any areas that may require future attention</text:p>
            </text:list-item>
          </text:list>
        </text:list-item>
      </text:list>
      <text:p text:style-name="P60"/>
      <text:p text:style-name="P63">Why is it important to update changelogs?</text:p>
      <text:list xml:id="list3076592960" text:style-name="L27">
        <text:list-item>
          <text:p text:style-name="P64">Updating changelogs is important because they keep users informed about new features, bug fixes, and changes</text:p>
        </text:list-item>
        <text:list-item>
          <text:p text:style-name="P64">Additionally, they help improve user engagement and provide a clear record for both users and development teams to refere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7T10:51:01.302789418</meta:creation-date>
    <meta:generator>LibreOffice/7.3.7.2$Linux_X86_64 LibreOffice_project/30$Build-2</meta:generator>
    <meta:editing-duration>PT1H58M22S</meta:editing-duration>
    <meta:editing-cycles>27</meta:editing-cycles>
    <dc:date>2025-12-18T10:12:09.686200860</dc:date>
    <meta:document-statistic meta:table-count="0" meta:image-count="0" meta:object-count="0" meta:page-count="4" meta:paragraph-count="119" meta:word-count="1335" meta:character-count="8616" meta:non-whitespace-character-count="7483"/>
  </office:meta>
</office:document-meta>
</file>